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FreeSans" svg:font-family="FreeSans" style:font-family-generic="roman"/>
    <style:font-face style:name="Liberation Serif" svg:font-family="'Liberation Serif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Header">
      <style:text-properties officeooo:paragraph-rsid="000631dd"/>
    </style:style>
    <style:style style:name="P2" style:family="paragraph" style:parent-style-name="Footer">
      <style:text-properties fo:font-size="8pt" officeooo:rsid="000643cb" officeooo:paragraph-rsid="000643cb" style:font-size-asian="8pt" style:font-size-complex="8pt"/>
    </style:style>
    <style:style style:name="P3" style:family="paragraph" style:parent-style-name="Standard">
      <style:text-properties style:font-name="Liberation Serif" fo:font-size="8pt" fo:font-style="normal" fo:font-weight="normal" officeooo:rsid="000643cb" style:font-size-asian="8pt" style:font-style-asian="normal" style:font-weight-asian="normal" style:font-size-complex="8pt"/>
    </style:style>
    <style:style style:name="P4" style:family="paragraph" style:parent-style-name="Standard">
      <style:paragraph-properties fo:margin-left="0in" fo:margin-right="0in" fo:text-indent="0.5in" style:auto-text-indent="false"/>
      <style:text-properties officeooo:rsid="000a1739" officeooo:paragraph-rsid="000a1739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onsolas" fo:font-size="26pt" officeooo:rsid="001e1286" officeooo:paragraph-rsid="002e1edd" style:font-size-asian="26pt" style:font-size-complex="26pt"/>
    </style:style>
    <style:style style:name="P6" style:family="paragraph" style:parent-style-name="Standard">
      <style:paragraph-properties fo:margin-left="0in" fo:margin-right="0in" fo:text-indent="0.5in" style:auto-text-indent="false"/>
      <style:text-properties fo:font-weight="normal" officeooo:rsid="0024be9b" officeooo:paragraph-rsid="003031d6" style:font-weight-asian="normal" style:font-weight-complex="normal"/>
    </style:style>
    <style:style style:name="P7" style:family="paragraph" style:parent-style-name="Header">
      <style:text-properties officeooo:rsid="001e1286" officeooo:paragraph-rsid="002e1edd"/>
    </style:style>
    <style:style style:name="P8" style:family="paragraph" style:parent-style-name="Text_20_body">
      <style:paragraph-properties fo:margin-left="0in" fo:margin-right="0in" fo:text-indent="0.5in" style:auto-text-indent="false"/>
      <style:text-properties officeooo:paragraph-rsid="00318d32"/>
    </style:style>
    <style:style style:name="P9" style:family="paragraph" style:parent-style-name="Text_20_body">
      <style:paragraph-properties fo:margin-left="0in" fo:margin-right="0in" fo:text-indent="0.5in" style:auto-text-indent="false"/>
      <style:text-properties officeooo:paragraph-rsid="003308ea"/>
    </style:style>
    <style:style style:name="P10" style:family="paragraph" style:parent-style-name="Text_20_body">
      <style:paragraph-properties fo:margin-left="0in" fo:margin-right="0in" fo:text-indent="0.5in" style:auto-text-indent="false"/>
      <style:text-properties officeooo:paragraph-rsid="00364d22"/>
    </style:style>
    <style:style style:name="P11" style:family="paragraph" style:parent-style-name="Text_20_body">
      <style:paragraph-properties fo:margin-left="0in" fo:margin-right="0in" fo:text-indent="0.5in" style:auto-text-indent="false"/>
      <style:text-properties officeooo:paragraph-rsid="0036727b"/>
    </style:style>
    <style:style style:name="P12" style:family="paragraph" style:parent-style-name="Text_20_body">
      <style:paragraph-properties fo:margin-left="0in" fo:margin-right="0in" fo:text-indent="0.5in" style:auto-text-indent="false"/>
      <style:text-properties officeooo:paragraph-rsid="00392940"/>
    </style:style>
    <style:style style:name="P13" style:family="paragraph" style:parent-style-name="Heading_20_1">
      <style:text-properties officeooo:paragraph-rsid="00303684"/>
    </style:style>
    <style:style style:name="P14" style:family="paragraph" style:parent-style-name="Table_20_Contents">
      <style:paragraph-properties fo:text-align="center" style:justify-single-word="false"/>
      <style:text-properties style:font-name="Consolas" officeooo:paragraph-rsid="003308ea"/>
    </style:style>
    <style:style style:name="P15" style:family="paragraph" style:parent-style-name="Table_20_Contents">
      <style:text-properties style:font-name="Consolas" fo:font-size="10pt" officeooo:paragraph-rsid="0033938d" style:font-size-asian="10pt" style:font-size-complex="10pt"/>
    </style:style>
    <style:style style:name="P16" style:family="paragraph" style:parent-style-name="Table_20_Contents">
      <style:text-properties style:font-name="Consolas" officeooo:paragraph-rsid="0038140d"/>
    </style:style>
    <style:style style:name="P17" style:family="paragraph" style:parent-style-name="Table_20_Contents">
      <style:text-properties officeooo:paragraph-rsid="0038140d"/>
    </style:style>
    <style:style style:name="T1" style:family="text">
      <style:text-properties officeooo:rsid="000631dd"/>
    </style:style>
    <style:style style:name="T2" style:family="text">
      <style:text-properties officeooo:rsid="0005ded0"/>
    </style:style>
    <style:style style:name="T3" style:family="text">
      <style:text-properties fo:font-weight="bold" officeooo:rsid="003031d6" style:font-weight-asian="bold" style:font-weight-complex="bold"/>
    </style:style>
    <style:style style:name="T4" style:family="text">
      <style:text-properties fo:font-weight="bold" officeooo:rsid="003308ea" style:font-weight-asian="bold" style:font-weight-complex="bold"/>
    </style:style>
    <style:style style:name="T5" style:family="text">
      <style:text-properties fo:font-weight="bold" officeooo:rsid="00364d22" style:font-weight-asian="bold" style:font-weight-complex="bold"/>
    </style:style>
    <style:style style:name="T6" style:family="text">
      <style:text-properties officeooo:rsid="0038140d" fo:background-color="#ffff00"/>
    </style:style>
    <style:style style:name="T7" style:family="text">
      <style:text-properties officeooo:rsid="002e1edd"/>
    </style:style>
    <style:style style:name="T8" style:family="text">
      <style:text-properties officeooo:rsid="003031d6"/>
    </style:style>
    <style:style style:name="T9" style:family="text">
      <style:text-properties fo:font-weight="normal" officeooo:rsid="003308ea" style:font-weight-asian="normal" style:font-weight-complex="normal"/>
    </style:style>
    <style:style style:name="T10" style:family="text">
      <style:text-properties fo:font-weight="normal" officeooo:rsid="0033938d" style:font-weight-asian="normal" style:font-weight-complex="normal"/>
    </style:style>
    <style:style style:name="T11" style:family="text">
      <style:text-properties fo:font-weight="normal" officeooo:rsid="00364d22" style:font-weight-asian="normal" style:font-weight-complex="normal"/>
    </style:style>
    <style:style style:name="T12" style:family="text">
      <style:text-properties fo:font-weight="normal" officeooo:rsid="0036727b" style:font-weight-asian="normal" style:font-weight-complex="normal"/>
    </style:style>
    <style:style style:name="T13" style:family="text">
      <style:text-properties fo:font-weight="normal" officeooo:rsid="00392940" style:font-weight-asian="normal" style:font-weight-complex="normal"/>
    </style:style>
    <style:style style:name="T14" style:family="text">
      <style:text-properties officeooo:rsid="00303684"/>
    </style:style>
    <style:style style:name="T15" style:family="text">
      <style:text-properties officeooo:rsid="00318d32"/>
    </style:style>
    <style:style style:name="T16" style:family="text">
      <style:text-properties style:font-name="Consolas" officeooo:rsid="00318d32"/>
    </style:style>
    <style:style style:name="T17" style:family="text">
      <style:text-properties officeooo:rsid="003308ea"/>
    </style:style>
    <style:style style:name="T18" style:family="text">
      <style:text-properties officeooo:rsid="0033938d"/>
    </style:style>
    <style:style style:name="T19" style:family="text">
      <style:text-properties officeooo:rsid="003814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7">Grabbing Images from the Filesystem</text:span></text:p>
      <text:p text:style-name="P4"/>
      <text:p text:style-name="P6"><text:span text:style-name="T8">Perhaps you are creating a photo gallery, allowing the user to upload their images for display. What is the appropriate way to grab those photos and display them? <text:s/>PHP has file-system modification and accessing functionality, such as </text:span><text:span text:style-name="T3">mkdir</text:span><text:span text:style-name="T8">, </text:span><text:span text:style-name="T3">file_exists</text:span><text:span text:style-name="T8">, and </text:span><text:span text:style-name="T3">scandir</text:span><text:span text:style-name="T8">, which allow us to access these uploaded files, as well as create our own directories and whatnot.</text:span></text:p>
      <text:p text:style-name="P6"><text:span text:style-name="T8"/></text:p>
      <text:h text:style-name="P13" text:outline-level="1"><text:span text:style-name="T14">Grabbing all Images</text:span></text:h>
      <text:p text:style-name="P8"><text:span text:style-name="T15">Let's assume that we want to grab all images from the </text:span><text:span text:style-name="T16">images/bob/ </text:span><text:span text:style-name="T15">directory.</text:span></text:p>
      <text:p text:style-name="P9"><text:span text:style-name="T17">Using the </text:span><text:span text:style-name="T4">scandir</text:span><text:span text:style-name="T9"> function will return an array of strings – the strings being the file names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<text:span text:style-name="T17">$files = scandir( "images/bob/" );</text:span></text:p>
          </table:table-cell>
        </table:table-row>
      </table:table>
      <text:p text:style-name="P9"><text:span text:style-name="T9"/></text:p>
      <text:p text:style-name="P9"><text:span text:style-name="T9"/></text:p>
      <text:p text:style-name="P9"><text:span text:style-name="T9">Then, we can look at all of these file names and see if they have the correct </text:span><text:span text:style-name="T10">extension</text:span><text:span text:style-name="T9">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"><text:span text:style-name="T18">$imageArray = array();</text:span></text:p>
            <text:p text:style-name="P15"><text:span text:style-name="T18">$validExtentions = array( ".jpg", ".jpeg", ".png", ".gif" );</text:span></text:p>
            <text:p text:style-name="P15"><text:span text:style-name="T18">foreach( $files as $file )</text:span></text:p>
            <text:p text:style-name="P15"><text:span text:style-name="T18">{</text:span></text:p>
            <text:p text:style-name="P15"><text:span text:style-name="T18"><text:tab/>foreach( $validExtentions as $ext ) </text:span></text:p>
            <text:p text:style-name="P15"><text:span text:style-name="T18"><text:tab/>{</text:span></text:p>
            <text:p text:style-name="P15"><text:span text:style-name="T18"><text:tab/><text:tab/>if ( strpos( $file, $ext ) )</text:span></text:p>
            <text:p text:style-name="P15"><text:span text:style-name="T18"><text:tab/><text:tab/>{</text:span></text:p>
            <text:p text:style-name="P15"><text:span text:style-name="T18"><text:tab/><text:tab/><text:tab/>array_push( $imageArray, </text:span><text:span text:style-name="T17">"</text:span><text:span text:style-name="T18">images/bob/</text:span><text:span text:style-name="T17">"</text:span><text:span text:style-name="T18"> . $file );</text:span></text:p>
            <text:p text:style-name="P15"><text:span text:style-name="T18"><text:tab/><text:tab/>}</text:span></text:p>
            <text:p text:style-name="P15"><text:span text:style-name="T18"><text:tab/>}</text:span></text:p>
            <text:p text:style-name="P15"><text:span text:style-name="T18">}</text:span></text:p>
          </table:table-cell>
        </table:table-row>
      </table:table>
      <text:p text:style-name="P9"><text:span text:style-name="T9"/></text:p>
      <text:p text:style-name="P10"><text:span text:style-name="T11">We are iterating through all the files in the $files array, which stores a bunch of strings which are all file names.</text:span></text:p>
      <text:p text:style-name="P10"><text:span text:style-name="T11">Then, we're iterating through all the valid extentions. If “.jpg”, for instance, exists in the name of the current </text:span><text:span text:style-name="T5">$file</text:span><text:span text:style-name="T11">, we are going to push it onto the </text:span><text:span text:style-name="T5">$imageArray</text:span><text:span text:style-name="T11"> to be displayed.</text:span></text:p>
      <text:p text:style-name="P10"><text:span text:style-name="T11"/></text:p>
      <text:p text:style-name="P11"><text:span text:style-name="T12"/></text:p>
      <text:p text:style-name="P11"><text:span text:style-name="T12"/></text:p>
      <text:p text:style-name="P11"><text:soft-page-break/><text:span text:style-name="T12"/></text:p>
      <text:p text:style-name="P11"><text:span text:style-name="T12">Once this is done, we can display the images on a webpage with another for-each loop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6"><text:span text:style-name="T19">&lt;div class="gallery"&gt;</text:span></text:p>
            <text:p text:style-name="P16"><text:span text:style-name="T19"><text:tab/>&lt;? </text:span><text:span text:style-name="T6">foreach( $imageArray as $path ) {</text:span><text:span text:style-name="T19"> ?&gt;</text:span></text:p>
            <text:p text:style-name="P16"><text:span text:style-name="T19"><text:tab/><text:tab/>&lt;img src="</text:span><text:span text:style-name="T6">&lt;?=$path?&gt;</text:span><text:span text:style-name="T19">" /&gt;</text:span></text:p>
            <text:p text:style-name="P16"><text:span text:style-name="T19"><text:tab/>&lt;? } ?&gt; </text:span></text:p>
            <text:p text:style-name="P16"><text:span text:style-name="T19">&lt;/div&gt;</text:span></text:p>
          </table:table-cell>
        </table:table-row>
      </table:table>
      <text:p text:style-name="P11"><text:span text:style-name="T12"/></text:p>
      <text:p text:style-name="P12"><text:span text:style-name="T13">You can also set links (with the &lt;a&gt; tag) to the path, if it were a text file or audio file.</text:span></text:p>
      <text:p text:style-name="P12"><text:span text:style-name="T13"/></text:p>
      <text:p text:style-name="P12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FreeSans" svg:font-family="FreeSans" style:font-family-generic="roman"/>
    <style:font-face style:name="Liberation Serif" svg:font-family="'Liberation Serif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Arial1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nsola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631dd"/>
    </style:style>
    <style:style style:name="MP2" style:family="paragraph" style:parent-style-name="Header">
      <style:text-properties officeooo:rsid="001e1286" officeooo:paragraph-rsid="002e1edd"/>
    </style:style>
    <style:style style:name="MP3" style:family="paragraph" style:parent-style-name="Footer">
      <style:text-properties fo:font-size="8pt" officeooo:rsid="000643cb" officeooo:paragraph-rsid="000643cb" style:font-size-asian="8pt" style:font-size-complex="8pt"/>
    </style:style>
    <style:style style:name="MP4" style:family="paragraph" style:parent-style-name="Standard">
      <style:text-properties style:font-name="Liberation Serif" fo:font-size="8pt" fo:font-style="normal" fo:font-weight="normal" officeooo:rsid="000643cb" style:font-size-asian="8pt" style:font-style-asian="normal" style:font-weight-asian="normal" style:font-size-complex="8pt"/>
    </style:style>
    <style:style style:name="MT1" style:family="text">
      <style:text-properties officeooo:rsid="000631dd"/>
    </style:style>
    <style:style style:name="MT2" style:family="text">
      <style:text-properties officeooo:rsid="0005ded0"/>
    </style:style>
    <style:style style:name="MT3" style:family="text">
      <style:text-properties officeooo:rsid="002e1ed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S/IT 490 WD Web Development</text:span><text:tab/><text:tab/><text:span text:style-name="MT2">Page </text:span><text:span text:style-name="MT2"><text:page-number text:select-page="current">2</text:page-number></text:span><text:span text:style-name="MT2"> of </text:span><text:span text:style-name="MT2"><text:page-count>2</text:page-count></text:span></text:p>
        <text:p text:style-name="MP2"><text:span text:style-name="MT3">Grabbing Images from the Filesystem</text:span></text:p>
      </style:header>
      <style:footer>
        <text:p text:style-name="MP3">Last edited 2013-10-15<text:tab/><text:tab/></text:p>
        <text:p text:style-name="MP4">Written by Rachel J. Morris, Creative Commons Attribution-NonCommercial-ShareAlike 3.0 Unported Licens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01:12:26.21</meta:creation-date>
    <dc:title>Page Numbers</dc:title>
    <meta:editing-duration>PT42M36S</meta:editing-duration>
    <meta:editing-cycles>56</meta:editing-cycles>
    <meta:generator>LibreOffice/4.0.5.2$Windows_x86 LibreOffice_project/5464147a081647a250913f19c0715bca595af2f</meta:generator>
    <dc:date>2013-10-15T11:06:20.32</dc:date>
    <meta:document-statistic meta:table-count="3" meta:image-count="0" meta:object-count="0" meta:page-count="2" meta:paragraph-count="32" meta:word-count="294" meta:character-count="1731" meta:non-whitespace-character-count="1446"/>
    <meta:template xlink:type="simple" xlink:actuate="onRequest" xlink:title="Page Numbers" xlink:href="../../../../../../../../../Users/moosader/AppData/Roaming/LibreOffice/4/user/template/Page%20Numbers.ott" meta:date="2013-10-15T01:12:26.09"/>
  </office:meta>
</office:document-meta>
</file>